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rsid="001a68db" officeooo:paragraph-rsid="001a68db"/>
    </style:style>
    <style:style style:name="P2" style:family="paragraph" style:parent-style-name="Standard">
      <style:paragraph-properties fo:text-align="start" style:justify-single-word="false"/>
      <style:text-properties officeooo:rsid="001a68db" officeooo:paragraph-rsid="002398a6"/>
    </style:style>
    <style:style style:name="P3" style:family="paragraph" style:parent-style-name="Standard">
      <style:paragraph-properties fo:text-align="start" style:justify-single-word="false"/>
      <style:text-properties officeooo:rsid="001a68db" officeooo:paragraph-rsid="0028499d"/>
    </style:style>
    <style:style style:name="P4" style:family="paragraph" style:parent-style-name="Standard">
      <style:paragraph-properties fo:text-align="start" style:justify-single-word="false"/>
      <style:text-properties officeooo:rsid="001a68db" officeooo:paragraph-rsid="002b9785"/>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a68db" officeooo:paragraph-rsid="001a68d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a451b" officeooo:paragraph-rsid="002b9785"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c367e" officeooo:paragraph-rsid="001c36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c64e9" officeooo:paragraph-rsid="001c64e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c821" officeooo:paragraph-rsid="0021999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04cf" officeooo:paragraph-rsid="002004c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398a6" officeooo:paragraph-rsid="002398a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68db" officeooo:paragraph-rsid="002398a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a68db" officeooo:paragraph-rsid="002b978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ec821" officeooo:paragraph-rsid="001ec82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004cf" officeooo:paragraph-rsid="002004cf"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c367e" officeooo:paragraph-rsid="001c367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c64e9" officeooo:paragraph-rsid="001c64e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a451b" officeooo:paragraph-rsid="002b9785"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03beaa" officeooo:paragraph-rsid="002b978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2dc126" officeooo:paragraph-rsid="002dc126" style:font-weight-asian="bold" style:font-weight-complex="bold"/>
    </style:style>
    <style:style style:name="P24" style:family="paragraph" style:parent-style-name="Standard">
      <style:paragraph-properties fo:text-align="start" style:justify-single-word="false"/>
      <style:text-properties officeooo:rsid="001ec821" officeooo:paragraph-rsid="001ec821"/>
    </style:style>
    <style:style style:name="P25" style:family="paragraph" style:parent-style-name="Standard">
      <style:paragraph-properties fo:text-align="start" style:justify-single-word="false"/>
      <style:text-properties officeooo:rsid="001ec821" officeooo:paragraph-rsid="002398a6"/>
    </style:style>
    <style:style style:name="P26" style:family="paragraph" style:parent-style-name="Standard">
      <style:paragraph-properties fo:text-align="start" style:justify-single-word="false"/>
      <style:text-properties officeooo:rsid="002398a6" officeooo:paragraph-rsid="002398a6"/>
    </style:style>
    <style:style style:name="P27" style:family="paragraph" style:parent-style-name="Standard">
      <style:paragraph-properties fo:text-align="start" style:justify-single-word="false"/>
      <style:text-properties fo:font-weight="bold" officeooo:rsid="001ec821" officeooo:paragraph-rsid="001ec821" style:font-weight-asian="bold" style:font-weight-complex="bold"/>
    </style:style>
    <style:style style:name="P28" style:family="paragraph" style:parent-style-name="Standard">
      <style:paragraph-properties fo:text-align="start" style:justify-single-word="false"/>
      <style:text-properties fo:font-weight="bold" officeooo:rsid="001a68db" officeooo:paragraph-rsid="001a68db" style:font-weight-asian="bold"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officeooo:rsid="00057b72"/>
    </style:style>
    <style:style style:name="T21" style:family="text">
      <style:text-properties officeooo:rsid="002b6449"/>
    </style:style>
    <style:style style:name="T22" style:family="text">
      <style:text-properties officeooo:rsid="002dc126"/>
    </style:style>
    <style:style style:name="T23" style:family="text">
      <style:text-properties fo:font-weight="normal" officeooo:rsid="002dc126" style:font-weight-asian="normal" style:font-weight-complex="normal"/>
    </style:style>
    <style:style style:name="T24" style:family="text">
      <style:text-properties officeooo:rsid="002f0a14"/>
    </style:style>
    <style:style style:name="T25" style:family="text">
      <style:text-properties officeooo:rsid="00331f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lockchain <text:span text:style-name="T24">Stucture</text:span></text:p>
      <text:p text:style-name="P1"><text:tab/>Blockchains are a data structure similar to a linked list. Each block on the chain contains a hash of the previous block on the chain, <text:span text:style-name="T22">as well as a hash of its own data</text:span>. This allows us to determine if <text:span text:style-name="T22">a block </text:span>was changed in the chain, by <text:span text:style-name="T22">hashing a block and checking </text:span>with the stored hash in its successor. </text:p>
      <text:p text:style-name="P1"><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1"><text:tab/>Ultimately when a block is mined it will be broadcast as data to each node in a connected network, those nodes will then validate the new block with their local chain and broadcast the new block they validated.</text:p>
      <text:p text:style-name="P25">For this Assignment you will be implementing the structure and <text:span text:style-name="T22">some of </text:span>the essential features of a blockchain. <text:tab/><text:span text:style-name="T7">You will be required to implement 3 structs and </text:span><text:span text:style-name="T22">8</text:span><text:span text:style-name="T7"> functions. A main.c </text:span><text:span text:style-name="T22">and Makefile </text:span><text:span text:style-name="T7">will be provided</text:span> <text:span text:style-name="T8">as well as sample output. </text:span></text:p>
      <text:p text:style-name="P26"><text:tab/>You may structure your files however you want, and use as many helper functions as you deem necessary. <text:span text:style-name="T22">You may change the Makefile as you see fit. </text:span>Your Makefile and my main.c will be used to perform tests on your code. <text:span text:style-name="T22">The executable created musst be called </text:span><text:span text:style-name="T19"><text:s/>block</text:span><text:span text:style-name="T23">.</text:span></text:p>
      <text:p text:style-name="P25"><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1"/>
      <text:p text:style-name="P5">Available Headers</text:p>
      <text:p text:style-name="P13">&lt;stdio.h&gt;</text:p>
      <text:p text:style-name="P13">&lt;memory.h&gt;</text:p>
      <text:p text:style-name="P13">&lt;string,h&gt;</text:p>
      <text:p text:style-name="P13">&lt;stdbool.h&gt;</text:p>
      <text:p text:style-name="P13">“sha.h”</text:p>
      <text:p text:style-name="P2">“<text:span text:style-name="T21">data.h”</text:span></text:p>
      <text:p text:style-name="P2"/>
      <text:p text:style-name="P7">Available Functions</text:p>
      <text:p text:style-name="P21"><text:tab/><text:span text:style-name="T21">d</text:span><text:span text:style-name="T11">ata.h</text:span></text:p>
      <text:p text:style-name="P21"><text:tab/><text:tab/><text:span text:style-name="T20">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4"><text:tab/><text:span text:style-name="T12">sha256.h</text:span></text:p>
      <text:p text:style-name="P15"><text:tab/><text:tab/><text:span text:style-name="T14">void sha256Hash(void *data, BYTE *buffer, int byteSize);</text:span></text:p>
      <text:p text:style-name="P15"><text:tab/><text:tab/><text:tab/><text:span text:style-name="T1">read byteSize bytes from data and hashes it, storing the hashed data into buffer.</text:span></text:p>
      <text:p text:style-name="P5">Your Structs</text:p>
      <text:p text:style-name="P1"><text:soft-page-break/>//<text:span text:style-name="T4">our blockchain will be data agnostic, allowing it to have more modular use in the future for whatever type of data we want to put in it</text:span></text:p>
      <text:p text:style-name="P28">struct Data {</text:p>
      <text:p text:style-name="P1"><text:span text:style-name="T13"><text:tab/>void * arr;</text:span> <text:tab/>// <text:span text:style-name="T4">data being held </text:span></text:p>
      <text:p text:style-name="P1"><text:tab/><text:span text:style-name="T13">int byteSize;</text:span> <text:tab/>//<text:span text:style-name="T4">size of data</text:span></text:p>
      <text:p text:style-name="P28">}</text:p>
      <text:p text:style-name="P1"/>
      <text:p text:style-name="P28">struct Block {</text:p>
      <text:p text:style-name="P1"><text:tab/><text:span text:style-name="T18">int index;</text:span></text:p>
      <text:p text:style-name="P1"><text:tab/>// <text:span text:style-name="T4">array holding the hash off the previous block</text:span></text:p>
      <text:p text:style-name="P1"><text:tab/><text:span text:style-name="T13">BYTE preHash[SHA256_BLOCK_SIZE];</text:span> <text:tab/>//<text:span text:style-name="T4">macros provided in header</text:span></text:p>
      <text:p text:style-name="P1"><text:tab/>// <text:s/><text:span text:style-name="T9">array holding hash of data within block</text:span></text:p>
      <text:p text:style-name="P3"><text:tab/><text:span text:style-name="T16">BYTE dataHash[SHA256_BLOCK_SIZE];</text:span></text:p>
      <text:p text:style-name="P3"><text:tab/><text:span text:style-name="T13">Data *data;</text:span> <text:tab/>// <text:span text:style-name="T4">pointer to data stored in this block</text:span></text:p>
      <text:p text:style-name="P1"><text:tab/><text:span text:style-name="T17">int </text:span><text:span text:style-name="T19">nonce</text:span><text:span text:style-name="T17">;</text:span><text:span text:style-name="T3"> <text:tab/>// </text:span><text:span text:style-name="T4">int representing the proof of work validating this block</text:span></text:p>
      <text:p text:style-name="P3"><text:tab/><text:span text:style-name="T9">t</text:span><text:span text:style-name="T16">ime_t timestamp</text:span></text:p>
      <text:p text:style-name="P3"><text:span text:style-name="T13"><text:tab/>struct Block *next;</text:span> <text:tab/>// <text:span text:style-name="T4">next block in the chain</text:span></text:p>
      <text:p text:style-name="P28">}</text:p>
      <text:p text:style-name="P1"/>
      <text:p text:style-name="P27">struct Blockchain {</text:p>
      <text:p text:style-name="P24"><text:tab/><text:span text:style-name="T13">Block * base; </text:span><text:tab/><text:tab/>//genesis block of the chain, unchanged once chain is initialized</text:p>
      <text:p text:style-name="P24"><text:tab/><text:span text:style-name="T13">Block *cur;</text:span><text:tab/><text:tab/>// the current top of the chain, used for addition of new blocks</text:p>
      <text:p text:style-name="P24"><text:tab/><text:span text:style-name="T15">int len;<text:tab/></text:span><text:span text:style-name="T10"><text:tab/><text:tab/>// the number of blocks in the chain</text:span></text:p>
      <text:p text:style-name="P27">}</text:p>
      <text:p text:style-name="P24"/>
      <text:p text:style-name="P14"/>
      <text:p text:style-name="P5">Your Functions</text:p>
      <text:p text:style-name="P17">Block *makeBlock(data *d, Block *pre);</text:p>
      <text:p text:style-name="P10"><text:tab/><text:span text:style-name="T22">This is where we create a block and do the proof of work algorithm. F</text:span><text:span text:style-name="T5">or the creation of single block we hash the previous block </text:span><text:span text:style-name="T22">and store it in this new block for later validation. For the </text:span><text:span text:style-name="T19">genesis block</text:span><text:span text:style-name="T22"> we hash some arbitrary data and store that. Then we fill up the new block struct (everything except the dataHash) start its </text:span><text:span text:style-name="T19">nonce</text:span><text:span text:style-name="T22"> at 0, we increment the nonce until the hash result satisfies our </text:span><text:span text:style-name="T19">proof of work</text:span><text:span text:style-name="T22"> condition. For this function I made 2 helper functions </text:span><text:span text:style-name="T19">hashBlock(Block *bm BYTE *buff)</text:span><text:span text:style-name="T22"> and </text:span><text:span text:style-name="T19">hashBlockData(Block *b, BYTE *buff). hashBlock</text:span><text:span text:style-name="T22"> hashes the whole block and stores it in the buff. </text:span><text:span text:style-name="T19">hashBlockData</text:span><text:span text:style-name="T22"> hashes a block without its </text:span><text:span text:style-name="T19">dataHash</text:span><text:span text:style-name="T22">. </text:span><text:span text:style-name="T19">hashBlock </text:span><text:span text:style-name="T22">is used to generate the </text:span><text:span text:style-name="T19">preHash</text:span><text:span text:style-name="T22"> and </text:span><text:span text:style-name="T19">hashBlockData</text:span><text:span text:style-name="T22"> is used to generate the </text:span><text:span text:style-name="T19">dataHash</text:span><text:span text:style-name="T22">.</text:span></text:p>
      <text:p text:style-name="P10"/>
      <text:p text:style-name="P17">Blockchain *makeBlockchain();</text:p>
      <text:p text:style-name="P10"><text:tab/>creates struct and initializes the chain with genesis block</text:p>
      <text:p text:style-name="P10"/>
      <text:p text:style-name="P17"><text:span text:style-name="T5">bool</text:span> addBlock(Blockchain *bc, Block *b);</text:p>
      <text:p text:style-name="P11"><text:tab/><text:span text:style-name="T5">When we receive a block to add to our chain we <text:s/>must first validate it. Return false if Block is not valid, </text:span><text:span text:style-name="T6">if Block is valid add it to the chain, </text:span><text:span text:style-name="T22">and update the chain’s</text:span><text:span text:style-name="T19"> cur</text:span><text:span text:style-name="T22"> value,then</text:span><text:span text:style-name="T6"> return true.</text:span></text:p>
      <text:p text:style-name="P11"><text:soft-page-break/></text:p>
      <text:p text:style-name="P23">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18">void printChain(Blockchain *bc);</text:p>
      <text:p text:style-name="P12"><text:tab/>prints the blocks of the chain. Including their hashes and data</text:p>
      <text:p text:style-name="P12"/>
      <text:p text:style-name="P18">void freeBlockchain(Blockchain *bc);</text:p>
      <text:p text:style-name="P12"><text:tab/>frees all dynamic memory used for the Blockchain including all data and Blocks</text:p>
      <text:p text:style-name="P19"/>
      <text:p text:style-name="P20">void save<text:span text:style-name="T25">C</text:span>hain(char *file, <text:span text:style-name="T5">Blockchain *bc</text:span>);</text:p>
      <text:p text:style-name="P9"><text:tab/>saves blockchain data to disk</text:p>
      <text:p text:style-name="P20">Block *load<text:span text:style-name="T25">C</text:span>hain(char *file);</text:p>
      <text:p text:style-name="P9"><text:tab/>loads blockchain data from dis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1T12:00:27.069630470</dc:date>
    <meta:editing-duration>PT3H52M20S</meta:editing-duration>
    <meta:editing-cycles>12</meta:editing-cycles>
    <meta:generator>LibreOffice/7.4.2.3$Linux_X86_64 LibreOffice_project/40$Build-3</meta:generator>
    <meta:document-statistic meta:table-count="0" meta:image-count="0" meta:object-count="0" meta:page-count="3" meta:paragraph-count="63" meta:word-count="804" meta:character-count="4789" meta:non-whitespace-character-count="3986"/>
  </office:meta>
</office:document-meta>
</file>